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12.42mm"/>
    </style:style>
    <style:style style:name="co15" style:family="table-column">
      <style:table-column-properties fo:break-before="auto" style:column-width="28.31mm"/>
    </style:style>
    <style:style style:name="co16" style:family="table-column">
      <style:table-column-properties fo:break-before="auto" style:column-width="30.18mm"/>
    </style:style>
    <style:style style:name="co17" style:family="table-column">
      <style:table-column-properties fo:break-before="auto" style:column-width="23.32mm"/>
    </style:style>
    <style:style style:name="co18" style:family="table-column">
      <style:table-column-properties fo:break-before="auto" style:column-width="99.48mm"/>
    </style:style>
    <style:style style:name="co19" style:family="table-column">
      <style:table-column-properties fo:break-before="auto" style:column-width="18.04mm"/>
    </style:style>
    <style:style style:name="co20" style:family="table-column">
      <style:table-column-properties fo:break-before="auto" style:column-width="35.75mm"/>
    </style:style>
    <style:style style:name="co21" style:family="table-column">
      <style:table-column-properties fo:break-before="auto" style:column-width="19.14mm"/>
    </style:style>
    <style:style style:name="co11" style:family="table-column">
      <style:table-column-properties fo:break-before="auto" style:column-width="4.94mm"/>
    </style:style>
    <style:style style:name="co12" style:family="table-column">
      <style:table-column-properties fo:break-before="auto" style:column-width="6.07mm"/>
    </style:style>
    <style:style style:name="co22" style:family="table-column">
      <style:table-column-properties fo:break-before="auto" style:column-width="8.84mm"/>
    </style:style>
    <style:style style:name="co23" style:family="table-column">
      <style:table-column-properties fo:break-before="auto" style:column-width="25.81mm"/>
    </style:style>
    <style:style style:name="co24" style:family="table-column">
      <style:table-column-properties fo:break-before="auto" style:column-width="24.27mm"/>
    </style:style>
    <style:style style:name="co25" style:family="table-column">
      <style:table-column-properties fo:break-before="auto" style:column-width="11.57mm"/>
    </style:style>
    <style:style style:name="co26" style:family="table-column">
      <style:table-column-properties fo:break-before="auto" style:column-width="32.67mm"/>
    </style:style>
    <style:style style:name="co27" style:family="table-column">
      <style:table-column-properties fo:break-before="auto" style:column-width="14.92mm"/>
    </style:style>
    <style:style style:name="co28" style:family="table-column">
      <style:table-column-properties fo:break-before="auto" style:column-width="12.93mm"/>
    </style:style>
    <style:style style:name="co29" style:family="table-column">
      <style:table-column-properties fo:break-before="auto" style:column-width="17mm"/>
    </style:style>
    <style:style style:name="co30" style:family="table-column">
      <style:table-column-properties fo:break-before="auto" style:column-width="49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800000" style:text-line-through-style="solid" style:text-line-through-type="single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66"/>
    </style:style>
    <style:style style:name="ce3" style:family="table-cell" style:parent-style-name="Default">
      <style:table-cell-properties fo:background-color="#99ff33"/>
    </style:style>
    <style:style style:name="ce18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ccff66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cc00"/>
    </style:style>
    <style:style style:name="ce22" style:family="table-cell" style:parent-style-name="Default">
      <style:text-properties fo:color="#800000" style:text-line-through-style="solid" style:text-line-through-type="single"/>
    </style:style>
    <style:style style:name="ce2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las" table:style-name="ta1">
        <table:table-column table:style-name="co1" table:default-cell-style-name="Default"/>
        <table:table-row table:style-name="ro1">
          <table:table-cell/>
        </table:table-row>
      </table:table>
      <table:table table:name="sigedat" table:style-name="ta1">
        <table:table-column table:style-name="co1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6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Entity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formula="of:=COUNTIF([.$C$2:.$C$84];[.C2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3" table:formula="of:=[.E2]&amp;[.F2]" office:value-type="string" office:string-value="boms" calcext:value-type="string">
            <text:p>boms</text:p>
          </table:table-cell>
          <table:table-cell table:style-name="ce3" office:value-type="string" calcext:value-type="string">
            <text:p>boms</text:p>
          </table:table-cell>
          <table:table-cell/>
          <table:table-cell table:style-name="ce3" office:value-type="string" calcext:value-type="string">
            <text:p>Lista de materiales</text:p>
          </table:table-cell>
          <table:table-cell table:style-name="ce5" office:value-type="string" calcext:value-type="string">
            <text:p>System</text:p>
          </table:table-cell>
          <table:table-cell table:style-name="ce7" table:formula="of:=[.C2]&amp;[.I$1]" office:value-type="string" office:string-value="midx" calcext:value-type="string">
            <text:p>midx</text:p>
          </table:table-cell>
          <table:table-cell table:style-name="ce7" table:formula="of:=[.C2]&amp;[.J$1]" office:value-type="string" office:string-value="mname" calcext:value-type="string">
            <text:p>mname</text:p>
          </table:table-cell>
          <table:table-cell table:formula="of:=&quot;`&quot;&amp;[.D2]&amp;&quot;` ( `&quot;&amp;[.I2]&amp;&quot;` )&quot;" office:value-type="string" office:string-value="`boms` ( `midx` )" calcext:value-type="string">
            <text:p>`boms` ( `midx` )</text:p>
          </table:table-cell>
        </table:table-row>
        <table:table-row table:style-name="ro1">
          <table:table-cell table:formula="of:=COUNTIF([.$C$2:.$C$84];[.C3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3" table:formula="of:=[.E3]&amp;[.F3]" office:value-type="string" office:string-value="codcls" calcext:value-type="string">
            <text:p>codcls</text:p>
          </table:table-cell>
          <table:table-cell table:style-name="ce18" office:value-type="string" calcext:value-type="string">
            <text:p>cod</text:p>
          </table:table-cell>
          <table:table-cell office:value-type="string" calcext:value-type="string">
            <text:p>cls</text:p>
          </table:table-cell>
          <table:table-cell table:style-name="ce3" office:value-type="string" calcext:value-type="string">
            <text:p>Tipos de códigos de materiales y tareas</text:p>
          </table:table-cell>
          <table:table-cell table:style-name="ce5" office:value-type="string" calcext:value-type="string">
            <text:p>System</text:p>
          </table:table-cell>
          <table:table-cell table:style-name="ce7" table:formula="of:=[.C3]&amp;[.I$1]" office:value-type="string" office:string-value="sidx" calcext:value-type="string">
            <text:p>sidx</text:p>
          </table:table-cell>
          <table:table-cell table:style-name="ce7" table:formula="of:=[.C3]&amp;[.J$1]" office:value-type="string" office:string-value="sname" calcext:value-type="string">
            <text:p>sname</text:p>
          </table:table-cell>
          <table:table-cell table:style-name="ce7" table:formula="of:=&quot;`&quot;&amp;[.D3]&amp;&quot;` ( `&quot;&amp;[.I3]&amp;&quot;` )&quot;" office:value-type="string" office:string-value="`codcls` ( `sidx` )" calcext:value-type="string">
            <text:p>`codcls` ( `sidx` )</text:p>
          </table:table-cell>
        </table:table-row>
        <table:table-row table:style-name="ro1">
          <table:table-cell table:formula="of:=COUNTIF([.$C$2:.$C$84];[.C4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3" table:formula="of:=[.E4]&amp;[.F4]" office:value-type="string" office:string-value="codes" calcext:value-type="string">
            <text:p>codes</text:p>
          </table:table-cell>
          <table:table-cell table:style-name="ce18" office:value-type="string" calcext:value-type="string">
            <text:p>codes</text:p>
          </table:table-cell>
          <table:table-cell/>
          <table:table-cell table:style-name="ce2" office:value-type="string" calcext:value-type="string">
            <text:p>Códigos de materiales y tareas</text:p>
          </table:table-cell>
          <table:table-cell table:style-name="ce5" office:value-type="string" calcext:value-type="string">
            <text:p>System</text:p>
          </table:table-cell>
          <table:table-cell table:style-name="ce7" table:formula="of:=[.C4]&amp;[.I$1]" office:value-type="string" office:string-value="cidx" calcext:value-type="string">
            <text:p>cidx</text:p>
          </table:table-cell>
          <table:table-cell table:style-name="ce7" table:formula="of:=[.C4]&amp;[.J$1]" office:value-type="string" office:string-value="cname" calcext:value-type="string">
            <text:p>cname</text:p>
          </table:table-cell>
          <table:table-cell table:style-name="ce7" table:formula="of:=&quot;`&quot;&amp;[.D4]&amp;&quot;` ( `&quot;&amp;[.I4]&amp;&quot;` )&quot;" office:value-type="string" office:string-value="`codes` ( `cidx` )" calcext:value-type="string">
            <text:p>`codes` ( `cidx` )</text:p>
          </table:table-cell>
        </table:table-row>
        <table:table-row table:style-name="ro1">
          <table:table-cell table:formula="of:=COUNTIF([.$C$2:.$C$84];[.C5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3" table:formula="of:=[.E5]&amp;[.F5]" office:value-type="string" office:string-value="composites" calcext:value-type="string">
            <text:p>composites</text:p>
          </table:table-cell>
          <table:table-cell table:style-name="ce3" office:value-type="string" calcext:value-type="string">
            <text:p>composites</text:p>
          </table:table-cell>
          <table:table-cell table:style-name="ce18"/>
          <table:table-cell table:style-name="ce2" office:value-type="string" calcext:value-type="string">
            <text:p>Aleaciones y compuestos</text:p>
          </table:table-cell>
          <table:table-cell table:style-name="ce5" office:value-type="string" calcext:value-type="string">
            <text:p>System</text:p>
          </table:table-cell>
          <table:table-cell table:formula="of:=[.C5]&amp;[.I$1]" office:value-type="string" office:string-value="aidx" calcext:value-type="string">
            <text:p>aidx</text:p>
          </table:table-cell>
          <table:table-cell table:formula="of:=[.C5]&amp;[.J$1]" office:value-type="string" office:string-value="aname" calcext:value-type="string">
            <text:p>aname</text:p>
          </table:table-cell>
          <table:table-cell table:formula="of:=&quot;`&quot;&amp;[.D5]&amp;&quot;` ( `&quot;&amp;[.I5]&amp;&quot;` )&quot;" office:value-type="string" office:string-value="`composites` ( `aidx` )" calcext:value-type="string">
            <text:p>`composites` ( `aidx` )</text:p>
          </table:table-cell>
        </table:table-row>
        <table:table-row table:style-name="ro1">
          <table:table-cell table:formula="of:=COUNTIF([.$C$2:.$C$84];[.C6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d</text:p>
          </table:table-cell>
          <table:table-cell table:style-name="ce3" table:formula="of:=[.E6]&amp;[.F6]" office:value-type="string" office:string-value="deliverables" calcext:value-type="string">
            <text:p>deliverables</text:p>
          </table:table-cell>
          <table:table-cell table:style-name="ce18" office:value-type="string" calcext:value-type="string">
            <text:p>deliverables</text:p>
          </table:table-cell>
          <table:table-cell table:style-name="ce18"/>
          <table:table-cell table:style-name="ce2" office:value-type="string" calcext:value-type="string">
            <text:p>Documentos entregables</text:p>
          </table:table-cell>
          <table:table-cell table:style-name="ce5" office:value-type="string" calcext:value-type="string">
            <text:p>System</text:p>
          </table:table-cell>
          <table:table-cell table:formula="of:=[.C6]&amp;[.I$1]" office:value-type="string" office:string-value="didx" calcext:value-type="string">
            <text:p>didx</text:p>
          </table:table-cell>
          <table:table-cell table:formula="of:=[.C6]&amp;[.J$1]" office:value-type="string" office:string-value="dname" calcext:value-type="string">
            <text:p>dname</text:p>
          </table:table-cell>
          <table:table-cell table:formula="of:=&quot;`&quot;&amp;[.D6]&amp;&quot;` ( `&quot;&amp;[.I6]&amp;&quot;` )&quot;" office:value-type="string" office:string-value="`deliverables` ( `didx` )" calcext:value-type="string">
            <text:p>`deliverables` ( `didx` )</text:p>
          </table:table-cell>
        </table:table-row>
        <table:table-row table:style-name="ro1">
          <table:table-cell table:formula="of:=COUNTIF([.$C$2:.$C$84];[.C7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j</text:p>
          </table:table-cell>
          <table:table-cell table:style-name="ce3" table:formula="of:=[.E7]&amp;[.F7]" office:value-type="string" office:string-value="jobs" calcext:value-type="string">
            <text:p>jobs</text:p>
          </table:table-cell>
          <table:table-cell table:style-name="ce18" office:value-type="string" calcext:value-type="string">
            <text:p>jobs</text:p>
          </table:table-cell>
          <table:table-cell/>
          <table:table-cell table:style-name="ce2" office:value-type="string" calcext:value-type="string">
            <text:p>Orden de trabajo</text:p>
          </table:table-cell>
          <table:table-cell table:style-name="ce5" office:value-type="string" calcext:value-type="string">
            <text:p>Project</text:p>
          </table:table-cell>
          <table:table-cell table:style-name="ce7" table:formula="of:=[.C7]&amp;[.I$1]" office:value-type="string" office:string-value="jidx" calcext:value-type="string">
            <text:p>jidx</text:p>
          </table:table-cell>
          <table:table-cell table:style-name="ce7" table:formula="of:=[.C7]&amp;[.J$1]" office:value-type="string" office:string-value="jname" calcext:value-type="string">
            <text:p>jname</text:p>
          </table:table-cell>
          <table:table-cell table:style-name="ce7" table:formula="of:=&quot;`&quot;&amp;[.D7]&amp;&quot;` ( `&quot;&amp;[.I7]&amp;&quot;` )&quot;" office:value-type="string" office:string-value="`jobs` ( `jidx` )" calcext:value-type="string">
            <text:p>`jobs` ( `jidx` )</text:p>
          </table:table-cell>
        </table:table-row>
        <table:table-row table:style-name="ro1">
          <table:table-cell table:formula="of:=COUNTIF([.$C$2:.$C$84];[.C8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</text:p>
          </table:table-cell>
          <table:table-cell table:style-name="ce3" table:formula="of:=[.E8]&amp;[.F8]" office:value-type="string" office:string-value="logistics" calcext:value-type="string">
            <text:p>logistics</text:p>
          </table:table-cell>
          <table:table-cell table:style-name="ce18" office:value-type="string" calcext:value-type="string">
            <text:p>logistics</text:p>
          </table:table-cell>
          <table:table-cell/>
          <table:table-cell table:style-name="ce2" office:value-type="string" calcext:value-type="string">
            <text:p>Logística del trabajo</text:p>
          </table:table-cell>
          <table:table-cell table:style-name="ce5" office:value-type="string" calcext:value-type="string">
            <text:p>System</text:p>
          </table:table-cell>
          <table:table-cell table:style-name="ce7" table:formula="of:=[.C8]&amp;[.I$1]" office:value-type="string" office:string-value="lidx" calcext:value-type="string">
            <text:p>lidx</text:p>
          </table:table-cell>
          <table:table-cell table:style-name="ce7" table:formula="of:=[.C8]&amp;[.J$1]" office:value-type="string" office:string-value="lname" calcext:value-type="string">
            <text:p>lname</text:p>
          </table:table-cell>
          <table:table-cell table:style-name="ce7" table:formula="of:=&quot;`&quot;&amp;[.D8]&amp;&quot;` ( `&quot;&amp;[.I8]&amp;&quot;` )&quot;" office:value-type="string" office:string-value="`logistics` ( `lidx` )" calcext:value-type="string">
            <text:p>`logistics` ( `lidx` )</text:p>
          </table:table-cell>
        </table:table-row>
        <table:table-row table:style-name="ro1">
          <table:table-cell table:formula="of:=COUNTIF([.$C$2:.$C$84];[.C9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3" table:formula="of:=[.E9]&amp;[.F9]" office:value-type="string" office:string-value="suppliers" calcext:value-type="string">
            <text:p>suppliers</text:p>
          </table:table-cell>
          <table:table-cell table:style-name="ce18" office:value-type="string" calcext:value-type="string">
            <text:p>suppliers</text:p>
          </table:table-cell>
          <table:table-cell/>
          <table:table-cell table:style-name="ce2" office:value-type="string" calcext:value-type="string">
            <text:p>Fabricantes</text:p>
          </table:table-cell>
          <table:table-cell table:style-name="ce5" office:value-type="string" calcext:value-type="string">
            <text:p>System</text:p>
          </table:table-cell>
          <table:table-cell table:style-name="ce7" table:formula="of:=[.C9]&amp;[.I$1]" office:value-type="string" office:string-value="fidx" calcext:value-type="string">
            <text:p>fidx</text:p>
          </table:table-cell>
          <table:table-cell table:style-name="ce7" table:formula="of:=[.C9]&amp;[.J$1]" office:value-type="string" office:string-value="fname" calcext:value-type="string">
            <text:p>fname</text:p>
          </table:table-cell>
          <table:table-cell table:formula="of:=&quot;`&quot;&amp;[.D9]&amp;&quot;` ( `&quot;&amp;[.I9]&amp;&quot;` )&quot;" office:value-type="string" office:string-value="`suppliers` ( `fidx` )" calcext:value-type="string">
            <text:p>`suppliers` ( `fidx` )</text:p>
          </table:table-cell>
        </table:table-row>
        <table:table-row table:style-name="ro1">
          <table:table-cell table:formula="of:=COUNTIF([.$C$2:.$C$84];[.C10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o</text:p>
          </table:table-cell>
          <table:table-cell table:style-name="ce3" table:formula="of:=[.E10]&amp;[.F10]" office:value-type="string" office:string-value="owners" calcext:value-type="string">
            <text:p>owners</text:p>
          </table:table-cell>
          <table:table-cell table:style-name="ce3" office:value-type="string" calcext:value-type="string">
            <text:p>owners</text:p>
          </table:table-cell>
          <table:table-cell/>
          <table:table-cell table:style-name="ce2" office:value-type="string" calcext:value-type="string">
            <text:p>Cliente o propietario</text:p>
          </table:table-cell>
          <table:table-cell table:style-name="ce5" office:value-type="string" calcext:value-type="string">
            <text:p>Project</text:p>
          </table:table-cell>
          <table:table-cell table:style-name="ce7" table:formula="of:=[.C10]&amp;[.I$1]" office:value-type="string" office:string-value="oidx" calcext:value-type="string">
            <text:p>oidx</text:p>
          </table:table-cell>
          <table:table-cell table:style-name="ce7" table:formula="of:=[.C10]&amp;[.J$1]" office:value-type="string" office:string-value="oname" calcext:value-type="string">
            <text:p>oname</text:p>
          </table:table-cell>
          <table:table-cell table:style-name="ce7" table:formula="of:=&quot;`&quot;&amp;[.D10]&amp;&quot;` ( `&quot;&amp;[.I10]&amp;&quot;` )&quot;" office:value-type="string" office:string-value="`owners` ( `oidx` )" calcext:value-type="string">
            <text:p>`owners` ( `oidx` )</text:p>
          </table:table-cell>
        </table:table-row>
        <table:table-row table:style-name="ro1">
          <table:table-cell table:formula="of:=COUNTIF([.$C$2:.$C$84];[.C11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u</text:p>
          </table:table-cell>
          <table:table-cell table:style-name="ce3" table:formula="of:=[.E11]&amp;[.F11]" office:value-type="string" office:string-value="uoms" calcext:value-type="string">
            <text:p>uoms</text:p>
          </table:table-cell>
          <table:table-cell table:style-name="ce3" office:value-type="string" calcext:value-type="string">
            <text:p>uoms</text:p>
          </table:table-cell>
          <table:table-cell/>
          <table:table-cell table:style-name="ce3" office:value-type="string" calcext:value-type="string">
            <text:p>Unidades de medida</text:p>
          </table:table-cell>
          <table:table-cell table:style-name="ce5" office:value-type="string" calcext:value-type="string">
            <text:p>System</text:p>
          </table:table-cell>
          <table:table-cell table:style-name="ce7" table:formula="of:=[.C11]&amp;[.I$1]" office:value-type="string" office:string-value="uidx" calcext:value-type="string">
            <text:p>uidx</text:p>
          </table:table-cell>
          <table:table-cell table:style-name="ce7" table:formula="of:=[.C11]&amp;[.J$1]" office:value-type="string" office:string-value="uname" calcext:value-type="string">
            <text:p>uname</text:p>
          </table:table-cell>
          <table:table-cell table:formula="of:=&quot;`&quot;&amp;[.D11]&amp;&quot;` ( `&quot;&amp;[.I11]&amp;&quot;` )&quot;" office:value-type="string" office:string-value="`uoms` ( `uidx` )" calcext:value-type="string">
            <text:p>`uoms` ( `uidx` )</text:p>
          </table:table-cell>
        </table:table-row>
        <table:table-row table:style-name="ro1">
          <table:table-cell table:formula="of:=COUNTIF([.$C$2:.$C$84];[.C12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3" table:formula="of:=[.E12]&amp;[.F12]" office:value-type="string" office:string-value="cyties" calcext:value-type="string">
            <text:p>cyties</text:p>
          </table:table-cell>
          <table:table-cell table:style-name="ce3" office:value-type="string" calcext:value-type="string">
            <text:p>cyties</text:p>
          </table:table-cell>
          <table:table-cell/>
          <table:table-cell table:style-name="ce3" office:value-type="string" calcext:value-type="string">
            <text:p>Unidades de medida</text:p>
          </table:table-cell>
          <table:table-cell table:style-name="ce5" office:value-type="string" calcext:value-type="string">
            <text:p>System</text:p>
          </table:table-cell>
          <table:table-cell table:style-name="ce7" table:formula="of:=[.C12]&amp;[.I$1]" office:value-type="string" office:string-value="yidx" calcext:value-type="string">
            <text:p>yidx</text:p>
          </table:table-cell>
          <table:table-cell table:style-name="ce7" table:formula="of:=[.C12]&amp;[.J$1]" office:value-type="string" office:string-value="yname" calcext:value-type="string">
            <text:p>yname</text:p>
          </table:table-cell>
          <table:table-cell table:formula="of:=&quot;`&quot;&amp;[.D12]&amp;&quot;` ( `&quot;&amp;[.I12]&amp;&quot;` )&quot;" office:value-type="string" office:string-value="`cyties` ( `yidx` )" calcext:value-type="string">
            <text:p>`cyties` ( `yidx` )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etsmart" table:style-name="ta1"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ce4"/>
        <table:table-column table:style-name="co19" table:number-columns-repeated="2" table:default-cell-style-name="ce4"/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/>
          <table:table-cell table:style-name="ce9" office:value-type="string" calcext:value-type="string">
            <text:p>Entidad</text:p>
          </table:table-cell>
          <table:table-cell table:style-name="ce9" office:value-type="string" calcext:value-type="string">
            <text:p>Modificador</text:p>
          </table:table-cell>
          <table:table-cell table:style-name="ce9" office:value-type="string" calcext:value-type="string">
            <text:p>desc</text:p>
          </table:table-cell>
          <table:table-cell table:style-name="ce9" office:value-type="string" calcext:value-type="string">
            <text:p>type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ldname</text:p>
          </table:table-cell>
          <table:table-cell table:number-columns-repeated="1010"/>
        </table:table-row>
        <table:table-row table:style-name="ro1">
          <table:table-cell table:formula="of:=COUNTIF([.$C$2:.$C$98];[.C2])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rm</text:p>
          </table:table-cell>
          <table:table-cell table:formula="of:=[.E2]&amp;[.F2]" office:value-type="string" office:string-value="alarms" calcext:value-type="string">
            <text:p>alarms</text:p>
          </table:table-cell>
          <table:table-cell office:value-type="string" calcext:value-type="string">
            <text:p>alarms</text:p>
          </table:table-cell>
          <table:table-cell/>
          <table:table-cell office:value-type="string" calcext:value-type="string">
            <text:p>Alarma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ARM</text:p>
          </table:table-cell>
          <table:table-cell office:value-type="string" calcext:value-type="string">
            <text:p>ALRM</text:p>
          </table:table-cell>
          <table:table-cell table:number-columns-repeated="1010"/>
        </table:table-row>
        <table:table-row table:style-name="ro1">
          <table:table-cell table:formula="of:=COUNTIF([.$C$2:.$C$98];[.C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</text:p>
          </table:table-cell>
          <table:table-cell table:formula="of:=[.E3]&amp;[.F3]" office:value-type="string" office:string-value="areas" calcext:value-type="string">
            <text:p>areas</text:p>
          </table:table-cell>
          <table:table-cell office:value-type="string" calcext:value-type="string">
            <text:p>areas</text:p>
          </table:table-cell>
          <table:table-cell/>
          <table:table-cell office:value-type="string" calcext:value-type="string">
            <text:p>Areas de la planta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LANTAREA</text:p>
          </table:table-cell>
          <table:table-cell office:value-type="string" calcext:value-type="string">
            <text:p>AREA</text:p>
          </table:table-cell>
          <table:table-cell table:number-columns-repeated="1010"/>
        </table:table-row>
        <table:table-row table:style-name="ro1">
          <table:table-cell table:formula="of:=COUNTIF([.$C$2:.$C$98];[.C4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ble</text:p>
          </table:table-cell>
          <table:table-cell table:formula="of:=[.E4]&amp;[.F4]" office:value-type="string" office:string-value="cables" calcext:value-type="string">
            <text:p>cables</text:p>
          </table:table-cell>
          <table:table-cell table:style-name="ce4" office:value-type="string" calcext:value-type="string">
            <text:p>cables</text:p>
          </table:table-cell>
          <table:table-cell table:style-name="ce4"/>
          <table:table-cell office:value-type="string" calcext:value-type="string">
            <text:p>Cable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ABLE</text:p>
          </table:table-cell>
          <table:table-cell office:value-type="string" calcext:value-type="string">
            <text:p>CBLE</text:p>
          </table:table-cell>
          <table:table-cell table:number-columns-repeated="1010"/>
        </table:table-row>
        <table:table-row table:style-name="ro1">
          <table:table-cell table:formula="of:=COUNTIF([.$C$2:.$C$98];[.C5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cbcs</text:p>
          </table:table-cell>
          <table:table-cell table:formula="of:=[.E5]&amp;[.F5]" office:value-type="string" office:string-value="cablesclass" calcext:value-type="string">
            <text:p>cablesclass</text:p>
          </table:table-cell>
          <table:table-cell table:style-name="ce4" office:value-type="string" calcext:value-type="string">
            <text:p>cables</text:p>
          </table:table-cell>
          <table:table-cell table:style-name="ce4" office:value-type="string" calcext:value-type="string">
            <text:p>class</text:p>
          </table:table-cell>
          <table:table-cell office:value-type="string" calcext:value-type="string">
            <text:p>Clases de cable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ABLETYPE</text:p>
          </table:table-cell>
          <table:table-cell office:value-type="string" calcext:value-type="string">
            <text:p>CBLT</text:p>
          </table:table-cell>
          <table:table-cell table:number-columns-repeated="1010"/>
        </table:table-row>
        <table:table-row table:style-name="ro1">
          <table:table-cell table:formula="of:=COUNTIF([.$C$2:.$C$98];[.C6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bls</text:p>
          </table:table-cell>
          <table:table-cell table:formula="of:=[.E6]&amp;[.F6]" office:value-type="string" office:string-value="cablesetsclass" calcext:value-type="string">
            <text:p>cablesetsclass</text:p>
          </table:table-cell>
          <table:table-cell office:value-type="string" calcext:value-type="string">
            <text:p>cableset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s de cableset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TTYPE</text:p>
          </table:table-cell>
          <table:table-cell office:value-type="string" calcext:value-type="string">
            <text:p>CBLS</text:p>
          </table:table-cell>
          <table:table-cell table:number-columns-repeated="1010"/>
        </table:table-row>
        <table:table-row table:style-name="ro1">
          <table:table-cell table:formula="of:=COUNTIF([.$C$2:.$C$98];[.C7])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ayr</text:p>
          </table:table-cell>
          <table:table-cell table:formula="of:=[.E7]&amp;[.F7]" office:value-type="string" office:string-value="cadlayer" calcext:value-type="string">
            <text:p>cadlayer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Layers para CAD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LAYR</text:p>
          </table:table-cell>
          <table:table-cell table:number-columns-repeated="1010"/>
        </table:table-row>
        <table:table-row table:style-name="ro1">
          <table:table-cell table:formula="of:=COUNTIF([.$C$2:.$C$98];[.C8])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colr</text:p>
          </table:table-cell>
          <table:table-cell table:formula="of:=[.E8]&amp;[.F8]" office:value-type="string" office:string-value="colors" calcext:value-type="string">
            <text:p>colors</text:p>
          </table:table-cell>
          <table:table-cell table:style-name="ce4" office:value-type="string" calcext:value-type="string">
            <text:p>colors</text:p>
          </table:table-cell>
          <table:table-cell table:style-name="ce4"/>
          <table:table-cell office:value-type="string" calcext:value-type="string">
            <text:p>Colore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CLOR</text:p>
          </table:table-cell>
          <table:table-cell table:number-columns-repeated="1010"/>
        </table:table-row>
        <table:table-row table:style-name="ro1">
          <table:table-cell table:formula="of:=COUNTIF([.$C$2:.$C$98];[.C9])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loy</text:p>
          </table:table-cell>
          <table:table-cell table:formula="of:=[.E9]&amp;[.F9]" office:value-type="string" office:string-value="composite" calcext:value-type="string">
            <text:p>composite</text:p>
          </table:table-cell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Aleaciones y compuesto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ARTALOY</text:p>
          </table:table-cell>
          <table:table-cell office:value-type="string" calcext:value-type="string">
            <text:p>ALOY</text:p>
          </table:table-cell>
          <table:table-cell table:number-columns-repeated="1010"/>
        </table:table-row>
        <table:table-row table:style-name="ro1">
          <table:table-cell table:formula="of:=COUNTIF([.$C$2:.$C$98];[.C10])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x</text:p>
          </table:table-cell>
          <table:table-cell table:formula="of:=[.E10]&amp;[.F10]" office:value-type="string" office:string-value="connections" calcext:value-type="string">
            <text:p>connections</text:p>
          </table:table-cell>
          <table:table-cell office:value-type="string" calcext:value-type="string">
            <text:p>connections</text:p>
          </table:table-cell>
          <table:table-cell/>
          <table:table-cell office:value-type="string" calcext:value-type="string">
            <text:p>Conexiones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CONX</text:p>
          </table:table-cell>
          <table:table-cell table:number-columns-repeated="1010"/>
        </table:table-row>
        <table:table-row table:style-name="ro1">
          <table:table-cell table:formula="of:=COUNTIF([.$C$2:.$C$98];[.C11])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ntr</text:p>
          </table:table-cell>
          <table:table-cell table:formula="of:=[.E11]&amp;[.F11]" office:value-type="string" office:string-value="contractor" calcext:value-type="string">
            <text:p>contractor</text:p>
          </table:table-cell>
          <table:table-cell office:value-type="string" calcext:value-type="string">
            <text:p>contractor</text:p>
          </table:table-cell>
          <table:table-cell/>
          <table:table-cell office:value-type="string" calcext:value-type="string">
            <text:p>Contratistas de construcción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NTRACTOR</text:p>
          </table:table-cell>
          <table:table-cell office:value-type="string" calcext:value-type="string">
            <text:p>CNTR</text:p>
          </table:table-cell>
          <table:table-cell table:number-columns-repeated="1010"/>
        </table:table-row>
        <table:table-row table:style-name="ro1">
          <table:table-cell table:formula="of:=COUNTIF([.$C$2:.$C$98];[.C12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tg</text:p>
          </table:table-cell>
          <table:table-cell table:formula="of:=[.E12]&amp;[.F12]" office:value-type="string" office:string-value="controlsystem" calcext:value-type="string">
            <text:p>controlsystem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is. de control analisis o accion~ Ej: DCS~ ESD~ SIS~ PLC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TG</text:p>
          </table:table-cell>
          <table:table-cell table:number-columns-repeated="1010"/>
        </table:table-row>
        <table:table-row table:style-name="ro1">
          <table:table-cell table:formula="of:=COUNTIF([.$C$2:.$C$98];[.C13]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docs</text:p>
          </table:table-cell>
          <table:table-cell table:formula="of:=[.E13]&amp;[.F13]" office:value-type="string" office:string-value="documents" calcext:value-type="string">
            <text:p>documents</text:p>
          </table:table-cell>
          <table:table-cell office:value-type="string" calcext:value-type="string">
            <text:p>documents</text:p>
          </table:table-cell>
          <table:table-cell/>
          <table:table-cell office:value-type="string" calcext:value-type="string">
            <text:p>Documento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DOCM</text:p>
          </table:table-cell>
          <table:table-cell table:number-columns-repeated="1010"/>
        </table:table-row>
        <table:table-row table:style-name="ro1">
          <table:table-cell table:formula="of:=COUNTIF([.$C$2:.$C$98];[.C14])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dvrs</text:p>
          </table:table-cell>
          <table:table-cell table:formula="of:=[.E14]&amp;[.F14]" office:value-type="string" office:string-value="deliverables" calcext:value-type="string">
            <text:p>deliverables</text:p>
          </table:table-cell>
          <table:table-cell office:value-type="string" calcext:value-type="string">
            <text:p>deliverables</text:p>
          </table:table-cell>
          <table:table-cell/>
          <table:table-cell office:value-type="string" calcext:value-type="string">
            <text:p>Clases de documentos a generar</text:p>
          </table:table-cell>
          <table:table-cell office:value-type="string" calcext:value-type="string">
            <text:p>system</text:p>
          </table:table-cell>
          <table:table-cell table:number-columns-repeated="5"/>
          <table:table-cell office:value-type="string" calcext:value-type="string">
            <text:p>DOCE</text:p>
          </table:table-cell>
          <table:table-cell table:number-columns-repeated="1010"/>
        </table:table-row>
        <table:table-row table:style-name="ro1">
          <table:table-cell table:formula="of:=COUNTIF([.$C$2:.$C$98];[.C15])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pvar</text:p>
          </table:table-cell>
          <table:table-cell table:formula="of:=[.E15]&amp;[.F15]" office:value-type="string" office:string-value="processvariables" calcext:value-type="string">
            <text:p>processvariables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Variables de proceso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NFIG</text:p>
          </table:table-cell>
          <table:table-cell office:value-type="string" calcext:value-type="string">
            <text:p>CNFG</text:p>
          </table:table-cell>
          <table:table-cell table:number-columns-repeated="1010"/>
        </table:table-row>
        <table:table-row table:style-name="ro1">
          <table:table-cell table:formula="of:=COUNTIF([.$C$2:.$C$98];[.C1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qme</text:p>
          </table:table-cell>
          <table:table-cell table:formula="of:=[.E16]&amp;[.F16]" office:value-type="string" office:string-value="equipment" calcext:value-type="string">
            <text:p>equipment</text:p>
          </table:table-cell>
          <table:table-cell office:value-type="string" calcext:value-type="string">
            <text:p>equipment</text:p>
          </table:table-cell>
          <table:table-cell/>
          <table:table-cell office:value-type="string" calcext:value-type="string">
            <text:p>Equipo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QUIPMENT</text:p>
          </table:table-cell>
          <table:table-cell office:value-type="string" calcext:value-type="string">
            <text:p>EQME</text:p>
          </table:table-cell>
          <table:table-cell table:number-columns-repeated="1010"/>
        </table:table-row>
        <table:table-row table:style-name="ro1">
          <table:table-cell table:formula="of:=COUNTIF([.$C$2:.$C$98];[.C1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qmt</text:p>
          </table:table-cell>
          <table:table-cell table:formula="of:=[.E17]&amp;[.F17]" office:value-type="string" office:string-value="equipmentclass" calcext:value-type="string">
            <text:p>equipmentclas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s de equipo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QUIPMENT_TYPE</text:p>
          </table:table-cell>
          <table:table-cell office:value-type="string" calcext:value-type="string">
            <text:p>EQMT</text:p>
          </table:table-cell>
          <table:table-cell table:number-columns-repeated="1010"/>
        </table:table-row>
        <table:table-row table:style-name="ro1">
          <table:table-cell table:formula="of:=COUNTIF([.$C$2:.$C$98];[.C18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lid</text:p>
          </table:table-cell>
          <table:table-cell table:formula="of:=[.E18]&amp;[.F18]" office:value-type="string" office:string-value="fluid" calcext:value-type="string">
            <text:p>fluid</text:p>
          </table:table-cell>
          <table:table-cell office:value-type="string" calcext:value-type="string">
            <text:p>fluid</text:p>
          </table:table-cell>
          <table:table-cell/>
          <table:table-cell office:value-type="string" calcext:value-type="string">
            <text:p>Fluido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UID</text:p>
          </table:table-cell>
          <table:table-cell office:value-type="string" calcext:value-type="string">
            <text:p>FLID</text:p>
          </table:table-cell>
          <table:table-cell table:number-columns-repeated="1010"/>
        </table:table-row>
        <table:table-row table:style-name="ro1">
          <table:table-cell table:formula="of:=COUNTIF([.$C$2:.$C$98];[.C19])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oup</text:p>
          </table:table-cell>
          <table:table-cell table:formula="of:=[.E19]&amp;[.F19]" office:value-type="string" office:string-value="hookup" calcext:value-type="string">
            <text:p>hookup</text:p>
          </table:table-cell>
          <table:table-cell office:value-type="string" calcext:value-type="string">
            <text:p>hookup</text:p>
          </table:table-cell>
          <table:table-cell/>
          <table:table-cell office:value-type="string" calcext:value-type="string">
            <text:p>Hookup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UPPC</text:p>
          </table:table-cell>
          <table:table-cell office:value-type="string" calcext:value-type="string">
            <text:p>HOUP</text:p>
          </table:table-cell>
          <table:table-cell table:number-columns-repeated="1010"/>
        </table:table-row>
        <table:table-row table:style-name="ro1">
          <table:table-cell table:formula="of:=COUNTIF([.$C$2:.$C$98];[.C20])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ouk</text:p>
          </table:table-cell>
          <table:table-cell table:formula="of:=[.E20]&amp;[.F20]" office:value-type="string" office:string-value="hookupclass" calcext:value-type="string">
            <text:p>hookupclass</text:p>
          </table:table-cell>
          <table:table-cell office:value-type="string" calcext:value-type="string">
            <text:p>hookup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s de hookup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UTYPE</text:p>
          </table:table-cell>
          <table:table-cell office:value-type="string" calcext:value-type="string">
            <text:p>HOUK</text:p>
          </table:table-cell>
          <table:table-cell table:number-columns-repeated="1010"/>
        </table:table-row>
        <table:table-row table:style-name="ro1">
          <table:table-cell table:formula="of:=COUNTIF([.$C$2:.$C$98];[.C21])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opr</text:p>
          </table:table-cell>
          <table:table-cell table:formula="of:=[.E21]&amp;[.F21]" office:value-type="string" office:string-value="hookupparts" calcext:value-type="string">
            <text:p>hookupparts</text:p>
          </table:table-cell>
          <table:table-cell office:value-type="string" calcext:value-type="string">
            <text:p>hookup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Partes de hookup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RTHOOKUP</text:p>
          </table:table-cell>
          <table:table-cell office:value-type="string" calcext:value-type="string">
            <text:p>HOPR</text:p>
          </table:table-cell>
          <table:table-cell table:number-columns-repeated="1010"/>
        </table:table-row>
        <table:table-row table:style-name="ro1">
          <table:table-cell table:formula="of:=COUNTIF([.$C$2:.$C$98];[.C22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inst</text:p>
          </table:table-cell>
          <table:table-cell table:formula="of:=[.E22]&amp;[.F22]" office:value-type="string" office:string-value="instruments" calcext:value-type="string">
            <text:p>instruments</text:p>
          </table:table-cell>
          <table:table-cell table:style-name="ce4" office:value-type="string" calcext:value-type="string">
            <text:p>instruments</text:p>
          </table:table-cell>
          <table:table-cell table:style-name="ce4"/>
          <table:table-cell office:value-type="string" calcext:value-type="string">
            <text:p>Instrumento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OMPONENT</text:p>
          </table:table-cell>
          <table:table-cell table:style-name="ce4" office:value-type="string" calcext:value-type="string">
            <text:p>COMP</text:p>
          </table:table-cell>
          <table:table-cell table:number-columns-repeated="1010"/>
        </table:table-row>
        <table:table-row table:style-name="ro1">
          <table:table-cell table:formula="of:=COUNTIF([.$C$2:.$C$98];[.C23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incs</text:p>
          </table:table-cell>
          <table:table-cell table:formula="of:=[.E23]&amp;[.F23]" office:value-type="string" office:string-value="instrumentsclass" calcext:value-type="string">
            <text:p>instrumentsclass</text:p>
          </table:table-cell>
          <table:table-cell table:style-name="ce4" office:value-type="string" calcext:value-type="string">
            <text:p>instruments</text:p>
          </table:table-cell>
          <table:table-cell table:style-name="ce4" office:value-type="string" calcext:value-type="string">
            <text:p>class</text:p>
          </table:table-cell>
          <table:table-cell office:value-type="string" calcext:value-type="string">
            <text:p>Tipos de instrumento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OMPONENT_TYPE</text:p>
          </table:table-cell>
          <table:table-cell office:value-type="string" calcext:value-type="string">
            <text:p>COMK</text:p>
          </table:table-cell>
          <table:table-cell table:number-columns-repeated="1010"/>
        </table:table-row>
        <table:table-row table:style-name="ro1">
          <table:table-cell table:formula="of:=COUNTIF([.$C$2:.$C$98];[.C24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lk</text:p>
          </table:table-cell>
          <table:table-cell table:formula="of:=[.E24]&amp;[.F24]" office:value-type="string" office:string-value="Interlocks" calcext:value-type="string">
            <text:p>Interlocks</text:p>
          </table:table-cell>
          <table:table-cell office:value-type="string" calcext:value-type="string">
            <text:p>Interlocks</text:p>
          </table:table-cell>
          <table:table-cell/>
          <table:table-cell office:value-type="string" calcext:value-type="string">
            <text:p>Interlock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NLK</text:p>
          </table:table-cell>
          <table:table-cell table:number-columns-repeated="1010"/>
        </table:table-row>
        <table:table-row table:style-name="ro1">
          <table:table-cell table:formula="of:=COUNTIF([.$C$2:.$C$98];[.C25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iocs</text:p>
          </table:table-cell>
          <table:table-cell table:formula="of:=[.E25]&amp;[.F25]" office:value-type="string" office:string-value="iosignalsclass" calcext:value-type="string">
            <text:p>iosignalsclass</text:p>
          </table:table-cell>
          <table:table-cell office:value-type="string" calcext:value-type="string">
            <text:p>iosignal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s de señales a de entrada/salida del sistema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OTYPE</text:p>
          </table:table-cell>
          <table:table-cell office:value-type="string" calcext:value-type="string">
            <text:p>INOU</text:p>
          </table:table-cell>
          <table:table-cell table:number-columns-repeated="1010"/>
        </table:table-row>
        <table:table-row table:style-name="ro1">
          <table:table-cell table:formula="of:=COUNTIF([.$C$2:.$C$98];[.C26])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ocn</text:p>
          </table:table-cell>
          <table:table-cell table:formula="of:=[.E26]&amp;[.F26]" office:value-type="string" office:string-value="locations" calcext:value-type="string">
            <text:p>locations</text:p>
          </table:table-cell>
          <table:table-cell office:value-type="string" calcext:value-type="string">
            <text:p>locations</text:p>
          </table:table-cell>
          <table:table-cell/>
          <table:table-cell office:value-type="string" calcext:value-type="string">
            <text:p>Localización en la planta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LOCN</text:p>
          </table:table-cell>
          <table:table-cell table:number-columns-repeated="1010"/>
        </table:table-row>
        <table:table-row table:style-name="ro1">
          <table:table-cell table:formula="of:=COUNTIF([.$C$2:.$C$98];[.C27])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ndl</text:p>
          </table:table-cell>
          <table:table-cell table:formula="of:=[.E27]&amp;[.F27]" office:value-type="string" office:string-value="logistics" calcext:value-type="string">
            <text:p>logistics</text:p>
          </table:table-cell>
          <table:table-cell office:value-type="string" calcext:value-type="string">
            <text:p>logistics</text:p>
          </table:table-cell>
          <table:table-cell/>
          <table:table-cell office:value-type="string" calcext:value-type="string">
            <text:p>Logística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ANDLE</text:p>
          </table:table-cell>
          <table:table-cell office:value-type="string" calcext:value-type="string">
            <text:p>HNDL</text:p>
          </table:table-cell>
          <table:table-cell table:number-columns-repeated="1010"/>
        </table:table-row>
        <table:table-row table:style-name="ro1">
          <table:table-cell table:formula="of:=COUNTIF([.$C$2:.$C$98];[.C28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loop</text:p>
          </table:table-cell>
          <table:table-cell table:formula="of:=[.E28]&amp;[.F28]" office:value-type="string" office:string-value="loops" calcext:value-type="string">
            <text:p>loops</text:p>
          </table:table-cell>
          <table:table-cell office:value-type="string" calcext:value-type="string">
            <text:p>loops</text:p>
          </table:table-cell>
          <table:table-cell/>
          <table:table-cell office:value-type="string" calcext:value-type="string">
            <text:p>Lazo de control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OOP</text:p>
          </table:table-cell>
          <table:table-cell table:number-columns-repeated="1010"/>
        </table:table-row>
        <table:table-row table:style-name="ro1">
          <table:table-cell table:formula="of:=COUNTIF([.$C$2:.$C$98];[.C29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pcs</text:p>
          </table:table-cell>
          <table:table-cell table:formula="of:=[.E29]&amp;[.F29]" office:value-type="string" office:string-value="loopsclass" calcext:value-type="string">
            <text:p>loopsclass</text:p>
          </table:table-cell>
          <table:table-cell office:value-type="string" calcext:value-type="string">
            <text:p>loop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s de lazos de control</text:p>
          </table:table-cell>
          <table:table-cell office:value-type="string" calcext:value-type="string">
            <text:p>system</text:p>
          </table:table-cell>
          <table:table-cell table:number-columns-repeated="1016"/>
        </table:table-row>
        <table:table-row table:style-name="ro1">
          <table:table-cell table:formula="of:=COUNTIF([.$C$2:.$C$98];[.C30])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nfr</text:p>
          </table:table-cell>
          <table:table-cell table:formula="of:=[.E30]&amp;[.F30]" office:value-type="string" office:string-value="manufacturers" calcext:value-type="string">
            <text:p>manufacturers</text:p>
          </table:table-cell>
          <table:table-cell office:value-type="string" calcext:value-type="string">
            <text:p>manufacturers</text:p>
          </table:table-cell>
          <table:table-cell/>
          <table:table-cell office:value-type="string" calcext:value-type="string">
            <text:p>Fabricante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NFR</text:p>
          </table:table-cell>
          <table:table-cell table:number-columns-repeated="1010"/>
        </table:table-row>
        <table:table-row table:style-name="ro1">
          <table:table-cell table:formula="of:=COUNTIF([.$C$2:.$C$98];[.C31])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tof</text:p>
          </table:table-cell>
          <table:table-cell table:formula="of:=[.E31]&amp;[.F31]" office:value-type="string" office:string-value="materialstakeoff" calcext:value-type="string">
            <text:p>materialstakeoff</text:p>
          </table:table-cell>
          <table:table-cell office:value-type="string" calcext:value-type="string">
            <text:p>materials</text:p>
          </table:table-cell>
          <table:table-cell table:style-name="ce10" office:value-type="string" calcext:value-type="string">
            <text:p>takeoff</text:p>
          </table:table-cell>
          <table:table-cell table:style-name="Default" office:value-type="string" calcext:value-type="string">
            <text:p>Material Take Off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TO</text:p>
          </table:table-cell>
          <table:table-cell office:value-type="string" calcext:value-type="string">
            <text:p>MTOF</text:p>
          </table:table-cell>
          <table:table-cell table:number-columns-repeated="1010"/>
        </table:table-row>
        <table:table-row table:style-name="ro1">
          <table:table-cell table:formula="of:=COUNTIF([.$C$2:.$C$98];[.C32])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t</text:p>
          </table:table-cell>
          <table:table-cell table:formula="of:=[.E32]&amp;[.F32]" office:value-type="string" office:string-value="parts" calcext:value-type="string">
            <text:p>parts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Parte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1010"/>
        </table:table-row>
        <table:table-row table:style-name="ro1">
          <table:table-cell table:formula="of:=COUNTIF([.$C$2:.$C$98];[.C33])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las</text:p>
          </table:table-cell>
          <table:table-cell table:formula="of:=[.E33]&amp;[.F33]" office:value-type="string" office:string-value="partsclass" calcext:value-type="string">
            <text:p>partsclass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s de parte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ARTCLASS</text:p>
          </table:table-cell>
          <table:table-cell office:value-type="string" calcext:value-type="string">
            <text:p>CLAS</text:p>
          </table:table-cell>
          <table:table-cell table:number-columns-repeated="1010"/>
        </table:table-row>
        <table:table-row table:style-name="ro1">
          <table:table-cell table:formula="of:=COUNTIF([.$C$2:.$C$98];[.C34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pe</text:p>
          </table:table-cell>
          <table:table-cell table:formula="of:=[.E34]&amp;[.F34]" office:value-type="string" office:string-value="pipesname" calcext:value-type="string">
            <text:p>pipesname</text:p>
          </table:table-cell>
          <table:table-cell office:value-type="string" calcext:value-type="string">
            <text:p>pip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ubería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IPELINE</text:p>
          </table:table-cell>
          <table:table-cell office:value-type="string" calcext:value-type="string">
            <text:p>PIPE</text:p>
          </table:table-cell>
          <table:table-cell table:number-columns-repeated="1010"/>
        </table:table-row>
        <table:table-row table:style-name="ro1">
          <table:table-cell table:formula="of:=COUNTIF([.$C$2:.$C$98];[.C35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pc</text:p>
          </table:table-cell>
          <table:table-cell table:formula="of:=[.E35]&amp;[.F35]" office:value-type="string" office:string-value="pipingclass" calcext:value-type="string">
            <text:p>pipingclass</text:p>
          </table:table-cell>
          <table:table-cell office:value-type="string" calcext:value-type="string">
            <text:p>pipin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s de tubería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IPCLASS</text:p>
          </table:table-cell>
          <table:table-cell office:value-type="string" calcext:value-type="string">
            <text:p>PIPC</text:p>
          </table:table-cell>
          <table:table-cell table:number-columns-repeated="1010"/>
        </table:table-row>
        <table:table-row table:style-name="ro1">
          <table:table-cell table:formula="of:=COUNTIF([.$C$2:.$C$98];[.C3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nit</text:p>
          </table:table-cell>
          <table:table-cell table:formula="of:=[.E36]&amp;[.F36]" office:value-type="string" office:string-value="units" calcext:value-type="string">
            <text:p>units</text:p>
          </table:table-cell>
          <table:table-cell table:style-name="ce4" office:value-type="string" calcext:value-type="string">
            <text:p>units</text:p>
          </table:table-cell>
          <table:table-cell table:style-name="ce4"/>
          <table:table-cell office:value-type="string" calcext:value-type="string">
            <text:p>Unidades de la planta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LANTUNIT</text:p>
          </table:table-cell>
          <table:table-cell office:value-type="string" calcext:value-type="string">
            <text:p>UNIT</text:p>
          </table:table-cell>
          <table:table-cell table:number-columns-repeated="1010"/>
        </table:table-row>
        <table:table-row table:style-name="ro1">
          <table:table-cell table:formula="of:=COUNTIF([.$C$2:.$C$98];[.C37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uncs</text:p>
          </table:table-cell>
          <table:table-cell table:formula="of:=[.E37]&amp;[.F37]" office:value-type="string" office:string-value="unitsclass" calcext:value-type="string">
            <text:p>unitsclass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class</text:p>
          </table:table-cell>
          <table:table-cell office:value-type="string" calcext:value-type="string">
            <text:p>Clases de unidades de la planta</text:p>
          </table:table-cell>
          <table:table-cell table:number-columns-repeated="1017"/>
        </table:table-row>
        <table:table-row table:style-name="ro1">
          <table:table-cell table:formula="of:=COUNTIF([.$C$2:.$C$98];[.C38])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mrk</text:p>
          </table:table-cell>
          <table:table-cell table:formula="of:=[.E38]&amp;[.F38]" office:value-type="string" office:string-value="remarks" calcext:value-type="string">
            <text:p>remarks</text:p>
          </table:table-cell>
          <table:table-cell office:value-type="string" calcext:value-type="string">
            <text:p>remarks</text:p>
          </table:table-cell>
          <table:table-cell/>
          <table:table-cell office:value-type="string" calcext:value-type="string">
            <text:p>Observaciones y notas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MARK</text:p>
          </table:table-cell>
          <table:table-cell office:value-type="string" calcext:value-type="string">
            <text:p>RMRK</text:p>
          </table:table-cell>
          <table:table-cell table:number-columns-repeated="1010"/>
        </table:table-row>
        <table:table-row table:style-name="ro1">
          <table:table-cell table:formula="of:=COUNTIF([.$C$2:.$C$98];[.C3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</text:p>
          </table:table-cell>
          <table:table-cell table:formula="of:=[.E39]&amp;[.F39]" office:value-type="string" office:string-value="services" calcext:value-type="string">
            <text:p>services</text:p>
          </table:table-cell>
          <table:table-cell office:value-type="string" calcext:value-type="string">
            <text:p>services</text:p>
          </table:table-cell>
          <table:table-cell/>
          <table:table-cell office:value-type="string" calcext:value-type="string">
            <text:p>Servicios de la planta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RVICE</text:p>
          </table:table-cell>
          <table:table-cell office:value-type="string" calcext:value-type="string">
            <text:p>SERV</text:p>
          </table:table-cell>
          <table:table-cell table:number-columns-repeated="1010"/>
        </table:table-row>
        <table:table-row table:style-name="ro1">
          <table:table-cell table:formula="of:=COUNTIF([.$C$2:.$C$98];[.C40])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un</text:p>
          </table:table-cell>
          <table:table-cell table:formula="of:=[.E40]&amp;[.F40]" office:value-type="string" office:string-value="measureunits" calcext:value-type="string">
            <text:p>measureunits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Unidade de medición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OM</text:p>
          </table:table-cell>
          <table:table-cell office:value-type="string" calcext:value-type="string">
            <text:p>UNME</text:p>
          </table:table-cell>
          <table:table-cell table:number-columns-repeated="1010"/>
        </table:table-row>
        <table:table-row table:style-name="ro1">
          <table:table-cell table:formula="of:=COUNTIF([.$C$2:.$C$98];[.C41])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ndr</text:p>
          </table:table-cell>
          <table:table-cell table:formula="of:=[.E41]&amp;[.F41]" office:value-type="string" office:string-value="vendor" calcext:value-type="string">
            <text:p>vendor</text:p>
          </table:table-cell>
          <table:table-cell office:value-type="string" calcext:value-type="string">
            <text:p>vendor</text:p>
          </table:table-cell>
          <table:table-cell/>
          <table:table-cell office:value-type="string" calcext:value-type="string">
            <text:p>Vendedores o suministradores</text:p>
          </table:table-cell>
          <table:table-cell office:value-type="string" calcext:value-type="string">
            <text:p>system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ENDOR</text:p>
          </table:table-cell>
          <table:table-cell office:value-type="string" calcext:value-type="string">
            <text:p>VNDR</text:p>
          </table:table-cell>
          <table:table-cell table:number-columns-repeated="1010"/>
        </table:table-row>
        <table:table-row table:style-name="ro1">
          <table:table-cell table:formula="of:=COUNTIF([.$C$2:.$C$98];[.C42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cbld</text:p>
          </table:table-cell>
          <table:table-cell table:style-name="ce8" table:number-columns-repeated="3"/>
          <table:table-cell table:style-name="ce8" office:value-type="string" calcext:value-type="string">
            <text:p>Cable conn. Offer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BLEDIM</text:p>
          </table:table-cell>
          <table:table-cell office:value-type="string" calcext:value-type="string">
            <text:p>CBLD</text:p>
          </table:table-cell>
          <table:table-cell table:number-columns-repeated="1010"/>
        </table:table-row>
        <table:table-row table:style-name="ro1">
          <table:table-cell table:formula="of:=COUNTIF([.$C$2:.$C$98];[.C43]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me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 Size~ dimension(size is a SQL reserved word )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ARTSIZE</text:p>
          </table:table-cell>
          <table:table-cell office:value-type="string" calcext:value-type="string">
            <text:p>DIME</text:p>
          </table:table-cell>
          <table:table-cell table:number-columns-repeated="1010"/>
        </table:table-row>
        <table:table-row table:style-name="ro1">
          <table:table-cell table:formula="of:=COUNTIF([.$C$2:.$C$98];[.C44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ock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style-name="Default" office:value-type="string" calcext:value-type="string">
            <text:p>Document type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OCUMENT_TYPE</text:p>
          </table:table-cell>
          <table:table-cell office:value-type="string" calcext:value-type="string">
            <text:p>DOCK</text:p>
          </table:table-cell>
          <table:table-cell table:number-columns-repeated="1010"/>
        </table:table-row>
        <table:table-row table:style-name="ro1">
          <table:table-cell table:formula="of:=COUNTIF([.$C$2:.$C$98];[.C45])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oct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Hoja de transmision de informacion del proyecto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RANS</text:p>
          </table:table-cell>
          <table:table-cell office:value-type="string" calcext:value-type="string">
            <text:p>DOCT</text:p>
          </table:table-cell>
          <table:table-cell table:number-columns-repeated="1010"/>
        </table:table-row>
        <table:table-row table:style-name="ro1">
          <table:table-cell table:formula="of:=COUNTIF([.$C$2:.$C$98];[.C46])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ocx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ocument index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CIDX</text:p>
          </table:table-cell>
          <table:table-cell office:value-type="string" calcext:value-type="string">
            <text:p>DOCX</text:p>
          </table:table-cell>
          <table:table-cell table:number-columns-repeated="1010"/>
        </table:table-row>
        <table:table-row table:style-name="ro1">
          <table:table-cell table:formula="of:=COUNTIF([.$C$2:.$C$98];[.C47])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ocz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ocumento size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OCUMENT_SIZE</text:p>
          </table:table-cell>
          <table:table-cell office:value-type="string" calcext:value-type="string">
            <text:p>DOCZ</text:p>
          </table:table-cell>
          <table:table-cell table:number-columns-repeated="1010"/>
        </table:table-row>
        <table:table-row table:style-name="ro1">
          <table:table-cell table:formula="of:=COUNTIF([.$C$2:.$C$98];[.C48])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mly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 family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ARTFAMILY</text:p>
          </table:table-cell>
          <table:table-cell office:value-type="string" calcext:value-type="string">
            <text:p>FMLY</text:p>
          </table:table-cell>
          <table:table-cell table:number-columns-repeated="1010"/>
        </table:table-row>
        <table:table-row table:style-name="ro1">
          <table:table-cell table:formula="of:=COUNTIF([.$C$2:.$C$98];[.C49]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ndr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 kind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ARTGENDER</text:p>
          </table:table-cell>
          <table:table-cell office:value-type="string" calcext:value-type="string">
            <text:p>GNDR</text:p>
          </table:table-cell>
          <table:table-cell table:number-columns-repeated="1010"/>
        </table:table-row>
        <table:table-row table:style-name="ro1">
          <table:table-cell table:formula="of:=COUNTIF([.$C$2:.$C$98];[.C50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tch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 Matching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RTMATCH</text:p>
          </table:table-cell>
          <table:table-cell office:value-type="string" calcext:value-type="string">
            <text:p>MTCH</text:p>
          </table:table-cell>
          <table:table-cell table:number-columns-repeated="1010"/>
        </table:table-row>
        <table:table-row table:style-name="ro1">
          <table:table-cell table:formula="of:=COUNTIF([.$C$2:.$C$98];[.C51])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trx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Cause and effect matrix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MTRX</text:p>
          </table:table-cell>
          <table:table-cell table:number-columns-repeated="1010"/>
        </table:table-row>
        <table:table-row table:style-name="ro1">
          <table:table-cell table:formula="of:=COUNTIF([.$C$2:.$C$98];[.C52])" office:value-type="float" office:value="1" calcext:value-type="float">
            <text:p>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string" calcext:value-type="string">
            <text:p>numb</text:p>
          </table:table-cell>
          <table:table-cell table:style-name="ce8" table:number-columns-repeated="3"/>
          <table:table-cell table:style-name="ce8" office:value-type="string" calcext:value-type="string">
            <text:p>Numbers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NUMB</text:p>
          </table:table-cell>
          <table:table-cell table:number-columns-repeated="1010"/>
        </table:table-row>
        <table:table-row table:style-name="ro1">
          <table:table-cell table:formula="of:=COUNTIF([.$C$2:.$C$98];[.C53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dan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analisis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AN</text:p>
          </table:table-cell>
          <table:table-cell table:number-columns-repeated="1010"/>
        </table:table-row>
        <table:table-row table:style-name="ro1">
          <table:table-cell table:formula="of:=COUNTIF([.$C$2:.$C$98];[.C54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dbu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quemadores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BU</text:p>
          </table:table-cell>
          <table:table-cell table:number-columns-repeated="1010"/>
        </table:table-row>
        <table:table-row table:style-name="ro1">
          <table:table-cell table:formula="of:=COUNTIF([.$C$2:.$C$98];[.C55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dcv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valvulas y reguladores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CV</text:p>
          </table:table-cell>
          <table:table-cell table:number-columns-repeated="1010"/>
        </table:table-row>
        <table:table-row table:style-name="ro1">
          <table:table-cell table:formula="of:=COUNTIF([.$C$2:.$C$98];[.C56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dfw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caudal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PDFW</text:p>
          </table:table-cell>
          <table:table-cell table:number-columns-repeated="1010"/>
        </table:table-row>
        <table:table-row table:style-name="ro1">
          <table:table-cell table:formula="of:=COUNTIF([.$C$2:.$C$98];[.C57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dhn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accion manual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HN</text:p>
          </table:table-cell>
          <table:table-cell table:number-columns-repeated="1010"/>
        </table:table-row>
        <table:table-row table:style-name="ro1">
          <table:table-cell table:formula="of:=COUNTIF([.$C$2:.$C$98];[.C58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dlv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nivel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LV</text:p>
          </table:table-cell>
          <table:table-cell table:number-columns-repeated="1010"/>
        </table:table-row>
        <table:table-row table:style-name="ro1">
          <table:table-cell table:formula="of:=COUNTIF([.$C$2:.$C$98];[.C59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dpr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presion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DPR</text:p>
          </table:table-cell>
          <table:table-cell table:number-columns-repeated="1010"/>
        </table:table-row>
        <table:table-row table:style-name="ro1">
          <table:table-cell table:formula="of:=COUNTIF([.$C$2:.$C$98];[.C60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drv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receiver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RV</text:p>
          </table:table-cell>
          <table:table-cell table:number-columns-repeated="1010"/>
        </table:table-row>
        <table:table-row table:style-name="ro1">
          <table:table-cell table:formula="of:=COUNTIF([.$C$2:.$C$98];[.C61]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dry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relay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RY</text:p>
          </table:table-cell>
          <table:table-cell table:number-columns-repeated="1010"/>
        </table:table-row>
        <table:table-row table:style-name="ro1">
          <table:table-cell table:formula="of:=COUNTIF([.$C$2:.$C$98];[.C62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dsv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valvulas de seguridad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SV</text:p>
          </table:table-cell>
          <table:table-cell table:number-columns-repeated="1010"/>
        </table:table-row>
        <table:table-row table:style-name="ro1">
          <table:table-cell table:formula="of:=COUNTIF([.$C$2:.$C$98];[.C63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dta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hojas de datos~ (todos los tipos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PDTA</text:p>
          </table:table-cell>
          <table:table-cell table:number-columns-repeated="1010"/>
        </table:table-row>
        <table:table-row table:style-name="ro1">
          <table:table-cell table:formula="of:=COUNTIF([.$C$2:.$C$98];[.C64]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dte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temperatura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TE</text:p>
          </table:table-cell>
          <table:table-cell table:number-columns-repeated="1010"/>
        </table:table-row>
        <table:table-row table:style-name="ro1">
          <table:table-cell table:formula="of:=COUNTIF([.$C$2:.$C$98];[.C65])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dvi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vibration devices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table:number-columns-repeated="4"/>
          <table:table-cell office:value-type="string" calcext:value-type="string">
            <text:p>PDVI</text:p>
          </table:table-cell>
          <table:table-cell table:number-columns-repeated="1010"/>
        </table:table-row>
        <table:table-row table:style-name="ro1">
          <table:table-cell table:formula="of:=COUNTIF([.$C$2:.$C$98];[.C66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dwt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pesos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WT</text:p>
          </table:table-cell>
          <table:table-cell table:number-columns-repeated="1010"/>
        </table:table-row>
        <table:table-row table:style-name="ro1">
          <table:table-cell table:formula="of:=COUNTIF([.$C$2:.$C$98];[.C67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dxg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no clasificados (GENERAL)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PDXG</text:p>
          </table:table-cell>
          <table:table-cell table:number-columns-repeated="1010"/>
        </table:table-row>
        <table:table-row table:style-name="ro1">
          <table:table-cell table:formula="of:=COUNTIF([.$C$2:.$C$98];[.C68])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dzd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atos para dispositivos de posicion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DZD</text:p>
          </table:table-cell>
          <table:table-cell table:number-columns-repeated="1010"/>
        </table:table-row>
        <table:table-row table:style-name="ro1">
          <table:table-cell table:formula="of:=COUNTIF([.$C$2:.$C$98];[.C69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pi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ipe isolation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SOL</text:p>
          </table:table-cell>
          <table:table-cell office:value-type="string" calcext:value-type="string">
            <text:p>PIPI</text:p>
          </table:table-cell>
          <table:table-cell table:number-columns-repeated="1010"/>
        </table:table-row>
        <table:table-row table:style-name="ro1">
          <table:table-cell table:formula="of:=COUNTIF([.$C$2:.$C$98];[.C7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lnt</text:p>
          </table:table-cell>
          <table:table-cell table:formula="of:=[.E70]&amp;[.F70]" office:value-type="string" office:string-value="plant" calcext:value-type="string">
            <text:p>plant</text:p>
          </table:table-cell>
          <table:table-cell table:style-name="ce4" office:value-type="string" calcext:value-type="string">
            <text:p>plant</text:p>
          </table:table-cell>
          <table:table-cell table:style-name="ce4"/>
          <table:table-cell office:value-type="string" calcext:value-type="string">
            <text:p>Planta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PLNT</text:p>
          </table:table-cell>
          <table:table-cell table:number-columns-repeated="1010"/>
        </table:table-row>
        <table:table-row table:style-name="ro1">
          <table:table-cell table:formula="of:=COUNTIF([.$C$2:.$C$98];[.C71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pnel</text:p>
          </table:table-cell>
          <table:table-cell table:formula="of:=[.E71]&amp;[.F71]" office:value-type="string" office:string-value="panel" calcext:value-type="string">
            <text:p>panel</text:p>
          </table:table-cell>
          <table:table-cell table:style-name="ce4" office:value-type="string" calcext:value-type="string">
            <text:p>panel</text:p>
          </table:table-cell>
          <table:table-cell table:style-name="ce4"/>
          <table:table-cell table:style-name="Default" office:value-type="string" calcext:value-type="string">
            <text:p>Datos de los paneles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NEL</text:p>
          </table:table-cell>
          <table:table-cell office:value-type="string" calcext:value-type="string">
            <text:p>PNEL</text:p>
          </table:table-cell>
          <table:table-cell table:number-columns-repeated="1010"/>
        </table:table-row>
        <table:table-row table:style-name="ro1">
          <table:table-cell table:formula="of:=COUNTIF([.$C$2:.$C$98];[.C72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nld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nel conn. Offer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NELDIM</text:p>
          </table:table-cell>
          <table:table-cell office:value-type="string" calcext:value-type="string">
            <text:p>PNLD</text:p>
          </table:table-cell>
          <table:table-cell table:number-columns-repeated="1010"/>
        </table:table-row>
        <table:table-row table:style-name="ro1">
          <table:table-cell table:formula="of:=COUNTIF([.$C$2:.$C$98];[.C73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pncs</text:p>
          </table:table-cell>
          <table:table-cell table:formula="of:=[.E73]&amp;[.F73]" office:value-type="string" office:string-value="panelclass" calcext:value-type="string">
            <text:p>panelclass</text:p>
          </table:table-cell>
          <table:table-cell table:style-name="ce4" office:value-type="string" calcext:value-type="string">
            <text:p>panel</text:p>
          </table:table-cell>
          <table:table-cell table:style-name="ce4" office:value-type="string" calcext:value-type="string">
            <text:p>class</text:p>
          </table:table-cell>
          <table:table-cell table:style-name="Default" office:value-type="string" calcext:value-type="string">
            <text:p>Panel class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ANELTYPE</text:p>
          </table:table-cell>
          <table:table-cell office:value-type="string" calcext:value-type="string">
            <text:p>PNLT</text:p>
          </table:table-cell>
          <table:table-cell table:number-columns-repeated="1010"/>
        </table:table-row>
        <table:table-row table:style-name="ro1">
          <table:table-cell table:formula="of:=COUNTIF([.$C$2:.$C$98];[.C74])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rnr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ner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PRNR</text:p>
          </table:table-cell>
          <table:table-cell table:number-columns-repeated="1010"/>
        </table:table-row>
        <table:table-row table:style-name="ro1">
          <table:table-cell table:formula="of:=COUNTIF([.$C$2:.$C$98];[.C7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ps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roposito del sistema~ ejemplo prevencion de incendios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RPOSE</text:p>
          </table:table-cell>
          <table:table-cell office:value-type="string" calcext:value-type="string">
            <text:p>PRPS</text:p>
          </table:table-cell>
          <table:table-cell table:number-columns-repeated="1010"/>
        </table:table-row>
        <table:table-row table:style-name="ro1">
          <table:table-cell table:formula="of:=COUNTIF([.$C$2:.$C$98];[.C76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trn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Loop Pattern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PTRN</text:p>
          </table:table-cell>
          <table:table-cell table:number-columns-repeated="1010"/>
        </table:table-row>
        <table:table-row table:style-name="ro1">
          <table:table-cell table:formula="of:=COUNTIF([.$C$2:.$C$98];[.C77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wer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PWER</text:p>
          </table:table-cell>
          <table:table-cell table:number-columns-repeated="1010"/>
        </table:table-row>
        <table:table-row table:style-name="ro1">
          <table:table-cell table:formula="of:=COUNTIF([.$C$2:.$C$98];[.C78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wsr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ower source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WSRC</text:p>
          </table:table-cell>
          <table:table-cell office:value-type="string" calcext:value-type="string">
            <text:p>PWSR</text:p>
          </table:table-cell>
          <table:table-cell table:number-columns-repeated="1010"/>
        </table:table-row>
        <table:table-row table:style-name="ro1">
          <table:table-cell table:formula="of:=COUNTIF([.$C$2:.$C$98];[.C79])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revn</text:p>
          </table:table-cell>
          <table:table-cell table:formula="of:=[.E79]&amp;[.F79]" office:value-type="string" office:string-value="revisions" calcext:value-type="string">
            <text:p>revisions</text:p>
          </table:table-cell>
          <table:table-cell table:style-name="ce4" office:value-type="string" calcext:value-type="string">
            <text:p>revisions</text:p>
          </table:table-cell>
          <table:table-cell table:style-name="ce4"/>
          <table:table-cell office:value-type="string" calcext:value-type="string">
            <text:p>Revisiones de los documentos del proyecto</text:p>
          </table:table-cell>
          <table:table-cell office:value-type="string" calcext:value-type="string">
            <text:p>project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VISION</text:p>
          </table:table-cell>
          <table:table-cell office:value-type="string" calcext:value-type="string">
            <text:p>REVN</text:p>
          </table:table-cell>
          <table:table-cell table:number-columns-repeated="1010"/>
        </table:table-row>
        <table:table-row table:style-name="ro1">
          <table:table-cell table:formula="of:=COUNTIF([.$C$2:.$C$98];[.C80])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vt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Revision type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VT</text:p>
          </table:table-cell>
          <table:table-cell table:number-columns-repeated="1010"/>
        </table:table-row>
        <table:table-row table:style-name="ro1">
          <table:table-cell table:formula="of:=COUNTIF([.$C$2:.$C$98];[.C81])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tng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 Rating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ARTRATING</text:p>
          </table:table-cell>
          <table:table-cell office:value-type="string" calcext:value-type="string">
            <text:p>RTNG</text:p>
          </table:table-cell>
          <table:table-cell table:number-columns-repeated="1010"/>
        </table:table-row>
        <table:table-row table:style-name="ro1">
          <table:table-cell table:formula="of:=COUNTIF([.$C$2:.$C$98];[.C82])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che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 Schedule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RTSCHEDULE</text:p>
          </table:table-cell>
          <table:table-cell office:value-type="string" calcext:value-type="string">
            <text:p>SCHE</text:p>
          </table:table-cell>
          <table:table-cell table:number-columns-repeated="1010"/>
        </table:table-row>
        <table:table-row table:style-name="ro1">
          <table:table-cell table:formula="of:=COUNTIF([.$C$2:.$C$98];[.C83])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ffx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Suffix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UFFIX</text:p>
          </table:table-cell>
          <table:table-cell office:value-type="string" calcext:value-type="string">
            <text:p>SFFX</text:p>
          </table:table-cell>
          <table:table-cell table:number-columns-repeated="1010"/>
        </table:table-row>
        <table:table-row table:style-name="ro1">
          <table:table-cell table:formula="of:=COUNTIF([.$C$2:.$C$98];[.C84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strp</text:p>
          </table:table-cell>
          <table:table-cell table:formula="of:=[.E84]&amp;[.F84]" office:value-type="string" office:string-value="strips" calcext:value-type="string">
            <text:p>strips</text:p>
          </table:table-cell>
          <table:table-cell table:style-name="ce4" office:value-type="string" calcext:value-type="string">
            <text:p>strips</text:p>
          </table:table-cell>
          <table:table-cell table:style-name="ce4"/>
          <table:table-cell table:style-name="Default" office:value-type="string" calcext:value-type="string">
            <text:p>Terminal strip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STRI</text:p>
          </table:table-cell>
          <table:table-cell table:number-columns-repeated="1010"/>
        </table:table-row>
        <table:table-row table:style-name="ro1">
          <table:table-cell table:formula="of:=COUNTIF([.$C$2:.$C$98];[.C85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stcs</text:p>
          </table:table-cell>
          <table:table-cell table:formula="of:=[.E85]&amp;[.F85]" office:value-type="string" office:string-value="stripsclass" calcext:value-type="string">
            <text:p>stripsclass</text:p>
          </table:table-cell>
          <table:table-cell table:style-name="ce4" office:value-type="string" calcext:value-type="string">
            <text:p>strips</text:p>
          </table:table-cell>
          <table:table-cell table:style-name="ce4" office:value-type="string" calcext:value-type="string">
            <text:p>class</text:p>
          </table:table-cell>
          <table:table-cell table:style-name="Default" office:value-type="string" calcext:value-type="string">
            <text:p>Terminal strip class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RIPTYPE</text:p>
          </table:table-cell>
          <table:table-cell office:value-type="string" calcext:value-type="string">
            <text:p>STRT</text:p>
          </table:table-cell>
          <table:table-cell table:number-columns-repeated="1010"/>
        </table:table-row>
        <table:table-row table:style-name="ro1">
          <table:table-cell table:formula="of:=COUNTIF([.$C$2:.$C$98];[.C86])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ch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 technology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RTTECH</text:p>
          </table:table-cell>
          <table:table-cell office:value-type="string" calcext:value-type="string">
            <text:p>TECH</text:p>
          </table:table-cell>
          <table:table-cell table:number-columns-repeated="1010"/>
        </table:table-row>
        <table:table-row table:style-name="ro1">
          <table:table-cell table:formula="of:=COUNTIF([.$C$2:.$C$98];[.C87])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rmt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Part Treatment</text:p>
          </table:table-cell>
          <table:table-cell table:style-name="Default" office:value-type="string" calcext:value-type="string">
            <text:p>system</text:p>
          </table:table-cell>
          <table:table-cell table:style-name="Default"/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ARTTREAT</text:p>
          </table:table-cell>
          <table:table-cell office:value-type="string" calcext:value-type="string">
            <text:p>TRMT</text:p>
          </table:table-cell>
          <table:table-cell table:number-columns-repeated="1010"/>
        </table:table-row>
        <table:table-row table:style-name="ro1">
          <table:table-cell table:style-name="ce8" table:formula="of:=COUNTIF([.$C$2:.$C$98];[.C88])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wkfd</text:p>
          </table:table-cell>
          <table:table-cell table:style-name="ce8" table:number-columns-repeated="3"/>
          <table:table-cell table:style-name="ce8" office:value-type="string" calcext:value-type="string">
            <text:p>All the fields</text:p>
          </table:table-cell>
          <table:table-cell table:style-name="ce8" office:value-type="string" calcext:value-type="string">
            <text:p>system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number-columns-repeated="2"/>
          <table:table-cell table:style-name="ce8" office:value-type="string" calcext:value-type="string">
            <text:p>WKFD</text:p>
          </table:table-cell>
          <table:table-cell table:style-name="ce8" table:number-columns-repeated="1010"/>
        </table:table-row>
        <table:table-row table:style-name="ro1">
          <table:table-cell table:style-name="ce8" table:formula="of:=COUNTIF([.$C$2:.$C$98];[.C89])" office:value-type="float" office:value="1" calcext:value-type="float">
            <text:p>1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string" calcext:value-type="string">
            <text:p>wkfs</text:p>
          </table:table-cell>
          <table:table-cell table:style-name="ce8" table:number-columns-repeated="3"/>
          <table:table-cell table:style-name="ce8" office:value-type="string" calcext:value-type="string">
            <text:p>Fiel name</text:p>
          </table:table-cell>
          <table:table-cell table:style-name="ce8" office:value-type="string" calcext:value-type="string">
            <text:p>system</text:p>
          </table:table-cell>
          <table:table-cell table:style-name="ce8"/>
          <table:table-cell table:style-name="ce8" office:value-type="float" office:value="101" calcext:value-type="float">
            <text:p>101</text:p>
          </table:table-cell>
          <table:table-cell table:style-name="ce8" table:number-columns-repeated="3"/>
          <table:table-cell table:style-name="ce8" office:value-type="string" calcext:value-type="string">
            <text:p>WKFS</text:p>
          </table:table-cell>
          <table:table-cell table:style-name="ce8" table:number-columns-repeated="1010"/>
        </table:table-row>
        <table:table-row table:style-name="ro1">
          <table:table-cell table:style-name="ce8" table:formula="of:=COUNTIF([.$C$2:.$C$98];[.C90])" office:value-type="float" office:value="1" calcext:value-type="float">
            <text:p>1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string" calcext:value-type="string">
            <text:p>wkft</text:p>
          </table:table-cell>
          <table:table-cell table:style-name="ce8" table:number-columns-repeated="3"/>
          <table:table-cell table:style-name="ce8" office:value-type="string" calcext:value-type="string">
            <text:p>Field type</text:p>
          </table:table-cell>
          <table:table-cell table:style-name="ce8" office:value-type="string" calcext:value-type="string">
            <text:p>system</text:p>
          </table:table-cell>
          <table:table-cell table:style-name="ce8" table:number-columns-repeated="5"/>
          <table:table-cell table:style-name="ce8" office:value-type="string" calcext:value-type="string">
            <text:p>WKFT</text:p>
          </table:table-cell>
          <table:table-cell table:style-name="ce8" table:number-columns-repeated="1010"/>
        </table:table-row>
        <table:table-row table:style-name="ro1">
          <table:table-cell table:style-name="ce8" table:formula="of:=COUNTIF([.$C$2:.$C$98];[.C91])" office:value-type="float" office:value="1" calcext:value-type="float">
            <text:p>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string" calcext:value-type="string">
            <text:p>wktb</text:p>
          </table:table-cell>
          <table:table-cell table:style-name="ce8" table:number-columns-repeated="3"/>
          <table:table-cell table:style-name="ce8" office:value-type="string" calcext:value-type="string">
            <text:p>Table</text:p>
          </table:table-cell>
          <table:table-cell table:style-name="ce8" office:value-type="string" calcext:value-type="string">
            <text:p>system</text:p>
          </table:table-cell>
          <table:table-cell table:style-name="ce8"/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number-columns-repeated="2"/>
          <table:table-cell table:style-name="ce8" office:value-type="string" calcext:value-type="string">
            <text:p>WKTB</text:p>
          </table:table-cell>
          <table:table-cell table:style-name="ce8" table:number-columns-repeated="1010"/>
        </table:table-row>
        <table:table-row table:style-name="ro1">
          <table:table-cell table:formula="of:=COUNTIF([.$C$2:.$C$98];[.C92])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rng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Wiring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WIRING</text:p>
          </table:table-cell>
          <table:table-cell office:value-type="string" calcext:value-type="string">
            <text:p>WRNG</text:p>
          </table:table-cell>
          <table:table-cell table:number-columns-repeated="1010"/>
        </table:table-row>
        <table:table-row table:style-name="ro1">
          <table:table-cell table:formula="of:=COUNTIF([.$C$2:.$C$98];[.C93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fun</text:p>
          </table:table-cell>
          <table:table-cell table:formula="of:=[.E93]&amp;[.F93]" office:value-type="string" office:string-value="processfunctions" calcext:value-type="string">
            <text:p>processfunctions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Funciones en el proceso</text:p>
          </table:table-cell>
          <table:table-cell office:value-type="string" calcext:value-type="string">
            <text:p>system</text:p>
          </table:table-cell>
          <table:table-cell table:number-columns-repeated="1016"/>
        </table:table-row>
        <table:table-row table:style-name="ro1">
          <table:table-cell table:formula="of:=COUNTIF([.$C$2:.$C$98];[.C94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jcs</text:p>
          </table:table-cell>
          <table:table-cell table:formula="of:=[.E94]&amp;[.F94]" office:value-type="string" office:string-value="projectclass" calcext:value-type="string">
            <text:p>projectclass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 de proyecto</text:p>
          </table:table-cell>
          <table:table-cell office:value-type="string" calcext:value-type="string">
            <text:p>system</text:p>
          </table:table-cell>
          <table:table-cell table:number-columns-repeated="1016"/>
        </table:table-row>
        <table:table-row table:style-name="ro1">
          <table:table-cell table:formula="of:=COUNTIF([.$C$2:.$C$98];[.C95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jrl</text:p>
          </table:table-cell>
          <table:table-cell table:formula="of:=[.E95]&amp;[.F95]" office:value-type="string" office:string-value="projectroles" calcext:value-type="string">
            <text:p>projectroles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Roles del los participantes del proyecto</text:p>
          </table:table-cell>
          <table:table-cell office:value-type="string" calcext:value-type="string">
            <text:p>system</text:p>
          </table:table-cell>
          <table:table-cell table:number-columns-repeated="1016"/>
        </table:table-row>
        <table:table-row table:style-name="ro1">
          <table:table-cell table:formula="of:=COUNTIF([.$C$2:.$C$98];[.C96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ediv</text:p>
          </table:table-cell>
          <table:table-cell table:formula="of:=[.E96]&amp;[.F96]" office:value-type="string" office:string-value="engdivision" calcext:value-type="string">
            <text:p>engdivision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Disciplina de ingeniería</text:p>
          </table:table-cell>
          <table:table-cell office:value-type="string" calcext:value-type="string">
            <text:p>system</text:p>
          </table:table-cell>
          <table:table-cell table:number-columns-repeated="1016"/>
        </table:table-row>
        <table:table-row table:style-name="ro1">
          <table:table-cell table:formula="of:=COUNTIF([.$C$2:.$C$98];[.C97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fics</text:p>
          </table:table-cell>
          <table:table-cell table:formula="of:=[.E97]&amp;[.F97]" office:value-type="string" office:string-value="fileclass" calcext:value-type="string">
            <text:p>fileclas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e de archivo</text:p>
          </table:table-cell>
          <table:table-cell office:value-type="string" calcext:value-type="string">
            <text:p>system</text:p>
          </table:table-cell>
          <table:table-cell table:number-columns-repeated="1016"/>
        </table:table-row>
        <table:table-row table:style-name="ro1">
          <table:table-cell table:formula="of:=COUNTIF([.$C$2:.$C$98];[.C98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lnt</text:p>
          </table:table-cell>
          <table:table-cell table:formula="of:=[.E98]&amp;[.F98]" office:value-type="string" office:string-value="clients" calcext:value-type="string">
            <text:p>clients</text:p>
          </table:table-cell>
          <table:table-cell office:value-type="string" calcext:value-type="string">
            <text:p>clients</text:p>
          </table:table-cell>
          <table:table-cell/>
          <table:table-cell office:value-type="string" calcext:value-type="string">
            <text:p>Clientes</text:p>
          </table:table-cell>
          <table:table-cell office:value-type="string" calcext:value-type="string">
            <text:p>system</text:p>
          </table:table-cell>
          <table:table-cell table:number-columns-repeated="1016"/>
        </table:table-row>
        <table:table-row table:style-name="ro1">
          <table:table-cell table:formula="of:=COUNTIF([.$C$2:.$C$98];[.C99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cpnt</text:p>
          </table:table-cell>
          <table:table-cell table:formula="of:=[.E99]&amp;[.F99]" office:value-type="string" office:string-value="connpoints" calcext:value-type="string">
            <text:p>connpoint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project</text:p>
          </table:table-cell>
          <table:table-cell table:style-name="Default"/>
          <table:table-cell table:number-columns-repeated="1015"/>
        </table:table-row>
      </table:table>
      <table:table table:name="glosario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strument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s</text:p>
          </table:table-cell>
        </table:table-row>
      </table:table>
      <table:named-expressions/>
      <table:database-ranges>
        <table:database-range table:name="__Anonymous_Sheet_DB__1" table:target-range-address="sigedat.A2:sigedat.K11" table:contains-header="false">
          <table:sort>
            <table:sort-by table:field-number="4" table:data-type="automatic"/>
          </table:sort>
        </table:database-range>
        <table:database-range table:name="__Anonymous_Sheet_DB__2" table:target-range-address="getsmart.A1:getsmart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4:39:44.9751358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5T14:40:35.803734150</dc:date>
    <meta:editing-duration>P1DT14H47M56S</meta:editing-duration>
    <meta:editing-cycles>88</meta:editing-cycles>
    <meta:generator>LibreOffice/5.3.4.2$Linux_X86_64 LibreOffice_project/30m0$Build-2</meta:generator>
    <meta:document-statistic meta:table-count="4" meta:cell-count="1054" meta:object-count="0"/>
  </office:meta>
</office:document-meta>
</file>